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0.8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  <style:text-properties style:text-position="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  <style:text-properties style:text-position="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  <style:text-properties style:text-position="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  <style:text-properties style:text-position="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  <style:text-properties style:text-position="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  <style:text-properties style:text-position="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style:text-position="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  <style:text-properties style:text-position="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  <style:text-properties style:text-position="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  <style:text-properties style:text-position="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26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27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28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29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ce30" style:family="table-cell" style:parent-style-name="Default">
      <style:table-cell-properties fo:background-color="transparent"/>
    </style:style>
  </office:automatic-styles>
  <office:body>
    <office:spreadsheet>
      <table:table table:name="TestPlan for Jboss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25"/>
        <table:table-column table:style-name="co4" table:default-cell-style-name="Default"/>
        <table:table-column table:style-name="co6" table:default-cell-style-name="ce25"/>
        <table:table-column table:style-name="co6" table:number-columns-repeated="10" table:default-cell-style-name="Default"/>
        <table:table-column table:style-name="co5" table:number-columns-repeated="47" table:default-cell-style-name="ce25"/>
        <table:table-row table:style-name="ro1">
          <table:table-cell table:number-columns-repeated="2"/>
          <table:table-cell table:style-name="ce26" office:value-type="string">
            <text:p>Total High</text:p>
          </table:table-cell>
          <table:table-cell table:formula="of:=SUMIF([.C5:.C79];&quot;High&quot;;[.D5:.D79])" office:value-type="float" office:value="122">
            <text:p>122</text:p>
          </table:table-cell>
          <table:table-cell table:style-name="Default" table:formula="of:=SUMPRODUCT(([.C5:.C79]=&quot;High&quot;)*([.E5:.E79]=&quot;x&quot;)*[.D5:.D79])" office:value-type="float" office:value="122">
            <text:p>122</text:p>
          </table:table-cell>
          <table:table-cell table:formula="of:=SUMPRODUCT(([.C5:.C79]=&quot;High&quot;)*([.F5:.F79]=&quot;x&quot;)*[.D5:.D79])" office:value-type="float" office:value="0">
            <text:p>0</text:p>
          </table:table-cell>
          <table:table-cell table:number-columns-repeated="9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7" office:value-type="string">
            <text:p>Total Medium</text:p>
          </table:table-cell>
          <table:table-cell table:formula="of:=SUMIF([.C5:.C79];&quot;Medium&quot;;[.D5:.D79])" office:value-type="float" office:value="0">
            <text:p>0</text:p>
          </table:table-cell>
          <table:table-cell table:style-name="Default" table:formula="of:=SUMPRODUCT(([.C5:.C79]=&quot;Medium&quot;)*([.E5:.E79]=&quot;x&quot;)*[.D5:.D79])" office:value-type="float" office:value="0">
            <text:p>0</text:p>
          </table:table-cell>
          <table:table-cell table:formula="of:=SUMPRODUCT(([.C5:.C79]=&quot;Medium&quot;)*([.F5:.F79]=&quot;x&quot;)*[.D5:.D79])" office:value-type="float" office:value="0">
            <text:p>0</text:p>
          </table:table-cell>
          <table:table-cell table:number-columns-repeated="9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8" office:value-type="string">
            <text:p>Total Low</text:p>
          </table:table-cell>
          <table:table-cell table:formula="of:=SUMIF([.C5:.C79];&quot;Low&quot;;[.D5:.D79])" office:value-type="float" office:value="1">
            <text:p>1</text:p>
          </table:table-cell>
          <table:table-cell table:style-name="Default" table:formula="of:=SUMPRODUCT(([.C5:.C79]=&quot;Low&quot;)*([.E5:.E79]=&quot;x&quot;)*[.D5:.D79])" office:value-type="float" office:value="1">
            <text:p>1</text:p>
          </table:table-cell>
          <table:table-cell table:formula="of:=SUMPRODUCT(([.C5:.C79]=&quot;Low&quot;)*([.F5:.F79]=&quot;x&quot;)*[.D5:.D79])" office:value-type="float" office:value="0">
            <text:p>0</text:p>
          </table:table-cell>
          <table:table-cell table:number-columns-repeated="9"/>
          <table:table-cell table:style-name="ce30" table:number-columns-repeated="47"/>
        </table:table-row>
        <table:table-row table:style-name="ro1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hanh.ly</text:p>
          </table:table-cell>
          <table:table-cell table:style-name="ce24" office:value-type="string">
            <text:p>thu.nguyen</text:p>
          </table:table-cell>
          <table:table-cell table:style-name="ce24" office:value-type="string">
            <text:p>Path</text:p>
          </table:table-cell>
          <table:table-cell table:style-name="ce24" table:number-columns-repeated="6"/>
          <table:table-cell table:style-name="ce30" table:number-columns-repeated="49"/>
        </table:table-row>
        <table:table-row table:style-name="ro1">
          <table:table-cell table:style-name="ce25" office:value-type="string">
            <text:p>SMOKE_CS_01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office:value-type="string">
            <text:p>x</text:p>
          </table:table-cell>
          <table:table-cell table:style-name="ce25"/>
          <table:table-cell table:style-name="ce25" office:value-type="string">
            <text:p>Smoke/CS/Calendar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MOKE_CS_01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style-name="ce25" office:value-type="string">
            <text:p>Smoke/CS/Calendar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MOKE_CS_01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style-name="ce25" office:value-type="string">
            <text:p>Smoke/CS/Calendar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office:value-type="string">
            <text:p>SMOKE_CS_02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office:value-type="string">
            <text:p>x</text:p>
          </table:table-cell>
          <table:table-cell/>
          <table:table-cell office:value-type="string">
            <text:p>Smoke/CS/Mail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MOKE_CS_02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Smoke/CS/Mail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MOKE_CS_02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Smoke/CS/Mail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25" office:value-type="string">
            <text:p>SMOKE_CS_03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 office:value-type="string">
            <text:p>x</text:p>
          </table:table-cell>
          <table:table-cell table:style-name="ce25"/>
          <table:table-cell table:style-name="ce25" office:value-type="string">
            <text:p>Smoke/CS/Contact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MOKE_CS_03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style-name="ce25" office:value-type="string">
            <text:p>Smoke/CS/Contact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MOKE_CS_03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style-name="ce25" office:value-type="string">
            <text:p>Smoke/CS/Contact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office:value-type="string">
            <text:p>SMOKE_CS_04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/>
          <table:table-cell office:value-type="string">
            <text:p>Smoke/CS/Chat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MOKE_CS_04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Smoke/CS/Chat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MOKE_CS_04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Smoke/CS/Chat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25" office:value-type="string">
            <text:p>SMOKE_ECMS_01</text:p>
          </table:table-cell>
          <table:table-cell table:style-name="ce25" office:value-type="string">
            <text:p>SmokeTests - wcm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 office:value-type="string">
            <text:p>x</text:p>
          </table:table-cell>
          <table:table-cell table:style-name="ce25"/>
          <table:table-cell table:style-name="ce25" office:value-type="string">
            <text:p>Smoke/ecms/wcm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MOKE_ECMS_01</text:p>
          </table:table-cell>
          <table:table-cell table:style-name="ce25" office:value-type="string">
            <text:p>SmokeTests - w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style-name="ce25" office:value-type="string">
            <text:p>Smoke/ecms/wcm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MOKE_ECMS_01</text:p>
          </table:table-cell>
          <table:table-cell table:style-name="ce25" office:value-type="string">
            <text:p>SmokeTests - w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style-name="ce25" office:value-type="string">
            <text:p>Smoke/ecms/wcm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office:value-type="string">
            <text:p>SMOKE_ECMS_02</text:p>
          </table:table-cell>
          <table:table-cell office:value-type="string">
            <text:p>SmokeTests - se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office:value-type="string">
            <text:p>x</text:p>
          </table:table-cell>
          <table:table-cell/>
          <table:table-cell office:value-type="string">
            <text:p>Smoke/ecms/s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MOKE_ECMS_02</text:p>
          </table:table-cell>
          <table:table-cell office:value-type="string">
            <text:p>SmokeTests - s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Smoke/ecms/s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MOKE_ECMS_02</text:p>
          </table:table-cell>
          <table:table-cell office:value-type="string">
            <text:p>SmokeTests - s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Smoke/ecms/s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25" office:value-type="string">
            <text:p>SMOKE_ECMS_03</text:p>
          </table:table-cell>
          <table:table-cell table:style-name="ce25" office:value-type="string">
            <text:p>SmokeTests - adm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 office:value-type="string">
            <text:p>x</text:p>
          </table:table-cell>
          <table:table-cell table:style-name="ce25"/>
          <table:table-cell table:style-name="ce25" office:value-type="string">
            <text:p>Smoke/ecms/admin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MOKE_ECMS_03</text:p>
          </table:table-cell>
          <table:table-cell table:style-name="ce25" office:value-type="string">
            <text:p>SmokeTests - ad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style-name="ce25" office:value-type="string">
            <text:p>Smoke/ecms/admin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MOKE_ECMS_03</text:p>
          </table:table-cell>
          <table:table-cell table:style-name="ce25" office:value-type="string">
            <text:p>SmokeTests - ad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style-name="ce25" office:value-type="string">
            <text:p>Smoke/ecms/admin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office:value-type="string">
            <text:p>SMOKE_ECMS_04</text:p>
          </table:table-cell>
          <table:table-cell office:value-type="string">
            <text:p>SmokeTests - wkf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/>
          <table:table-cell office:value-type="string">
            <text:p>Smoke/ecms/wkf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MOKE_ECMS_04</text:p>
          </table:table-cell>
          <table:table-cell office:value-type="string">
            <text:p>SmokeTests - wkf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Smoke/ecms/wkf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MOKE_ECMS_04</text:p>
          </table:table-cell>
          <table:table-cell office:value-type="string">
            <text:p>SmokeTests - wkf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Smoke/ecms/wkf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25" office:value-type="string">
            <text:p>SMOKE_GATEIN_01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2">
            <text:p>12</text:p>
          </table:table-cell>
          <table:table-cell office:value-type="string">
            <text:p>x</text:p>
          </table:table-cell>
          <table:table-cell table:style-name="ce25"/>
          <table:table-cell table:style-name="ce25" office:value-type="string">
            <text:p>Smoke/gatein01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MOKE_GATEIN_01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style-name="ce25" office:value-type="string">
            <text:p>Smoke/gatein01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MOKE_GATEIN_01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style-name="ce25" office:value-type="string">
            <text:p>Smoke/gatein01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office:value-type="string">
            <text:p>SMOKE_PLF_INT_01</text:p>
          </table:table-cell>
          <table:table-cell office:value-type="string">
            <text:p>SmokeTest - Home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string">
            <text:p>Smoke/Integration/Hom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MOKE_PLF_INT_01</text:p>
          </table:table-cell>
          <table:table-cell office:value-type="string">
            <text:p>SmokeTest - Home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Smoke/Integration/Hom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MOKE_PLF_INT_01</text:p>
          </table:table-cell>
          <table:table-cell office:value-type="string">
            <text:p>SmokeTest - Home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Smoke/Integration/Hom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25" office:value-type="string">
            <text:p>SMOKE_PLF_INT_02</text:p>
          </table:table-cell>
          <table:table-cell table:style-name="ce25" office:value-type="string">
            <text:p>SmokeTest - Space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office:value-type="string">
            <text:p>x</text:p>
          </table:table-cell>
          <table:table-cell table:style-name="ce25"/>
          <table:table-cell table:style-name="ce25" office:value-type="string">
            <text:p>Smoke/Integration/Space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MOKE_PLF_INT_02</text:p>
          </table:table-cell>
          <table:table-cell table:style-name="ce25" office:value-type="string">
            <text:p>SmokeTest - Spac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style-name="ce25" office:value-type="string">
            <text:p>Smoke/Integration/Space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MOKE_PLF_INT_02</text:p>
          </table:table-cell>
          <table:table-cell table:style-name="ce25" office:value-type="string">
            <text:p>SmokeTest -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style-name="ce25" office:value-type="string">
            <text:p>Smoke/Integration/Space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office:value-type="string">
            <text:p>SMOKE_PLF_INT_03</text:p>
          </table:table-cell>
          <table:table-cell office:value-type="string">
            <text:p>SmokeTest - Calendar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/>
          <table:table-cell office:value-type="string">
            <text:p>Smoke/Integration/Calendar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MOKE_PLF_INT_03</text:p>
          </table:table-cell>
          <table:table-cell office:value-type="string">
            <text:p>SmokeTest - Calenda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Smoke/Integration/Calendar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MOKE_PLF_INT_03</text:p>
          </table:table-cell>
          <table:table-cell office:value-type="string">
            <text:p>SmokeTest -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Smoke/Integration/Calendar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25" office:value-type="string">
            <text:p>SMOKE_PLF_INT_04</text:p>
          </table:table-cell>
          <table:table-cell table:style-name="ce25" office:value-type="string">
            <text:p>SmokeTest - Wiki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office:value-type="string">
            <text:p>x</text:p>
          </table:table-cell>
          <table:table-cell table:style-name="ce25"/>
          <table:table-cell table:style-name="ce25" office:value-type="string">
            <text:p>Smoke/Integration/Wiki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MOKE_PLF_INT_04</text:p>
          </table:table-cell>
          <table:table-cell table:style-name="ce25" office:value-type="string">
            <text:p>SmokeTest - Wiki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style-name="ce25" office:value-type="string">
            <text:p>Smoke/Integration/Wiki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MOKE_PLF_INT_04</text:p>
          </table:table-cell>
          <table:table-cell table:style-name="ce25" office:value-type="string">
            <text:p>SmokeTest - Wiki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style-name="ce25" office:value-type="string">
            <text:p>Smoke/Integration/Wiki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office:value-type="string">
            <text:p>SMOKE_PLF_INT_05</text:p>
          </table:table-cell>
          <table:table-cell office:value-type="string">
            <text:p>SmokeTest - Sites Explorer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/>
          <table:table-cell office:value-type="string">
            <text:p>Smoke/Integration/Sites Explorer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MOKE_PLF_INT_05</text:p>
          </table:table-cell>
          <table:table-cell office:value-type="string">
            <text:p>SmokeTest - Sites Explor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Smoke/Integration/Sites Explorer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MOKE_PLF_INT_05</text:p>
          </table:table-cell>
          <table:table-cell office:value-type="string">
            <text:p>SmokeTest - Sites Explor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Smoke/Integration/Sites Explorer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25" office:value-type="string">
            <text:p>SMOKE_PLF_INT_06</text:p>
          </table:table-cell>
          <table:table-cell table:style-name="ce25" office:value-type="string">
            <text:p>SmokeTest - Forum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office:value-type="string">
            <text:p>x</text:p>
          </table:table-cell>
          <table:table-cell table:style-name="ce25"/>
          <table:table-cell table:style-name="ce25" office:value-type="string">
            <text:p>Smoke/Integration/Forum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MOKE_PLF_INT_06</text:p>
          </table:table-cell>
          <table:table-cell table:style-name="ce25" office:value-type="string">
            <text:p>SmokeTest - Foru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style-name="ce25" office:value-type="string">
            <text:p>Smoke/Integration/Forum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MOKE_PLF_INT_06</text:p>
          </table:table-cell>
          <table:table-cell table:style-name="ce25" office:value-type="string">
            <text:p>SmokeTest - Foru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style-name="ce25" office:value-type="string">
            <text:p>Smoke/Integration/Forum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office:value-type="string">
            <text:p>SMOKE_PLF_INT_07</text:p>
          </table:table-cell>
          <table:table-cell office:value-type="string">
            <text:p>SmokeTest - Space setting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/>
          <table:table-cell office:value-type="string">
            <text:p>Smoke/Integration/Application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MOKE_PLF_INT_07</text:p>
          </table:table-cell>
          <table:table-cell office:value-type="string">
            <text:p>SmokeTest - Space sett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Smoke/Integration/Application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MOKE_PLF_INT_07</text:p>
          </table:table-cell>
          <table:table-cell office:value-type="string">
            <text:p>SmokeTest - Space sett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Smoke/Integration/Application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25" office:value-type="string">
            <text:p>SMOKE_PLF_INT_08</text:p>
          </table:table-cell>
          <table:table-cell table:style-name="ce25" office:value-type="string">
            <text:p>SmokeTest - IDE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office:value-type="string">
            <text:p>x</text:p>
          </table:table-cell>
          <table:table-cell table:style-name="ce25"/>
          <table:table-cell table:style-name="ce25" office:value-type="string">
            <text:p>Smoke/Integration/IDE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MOKE_PLF_INT_08</text:p>
          </table:table-cell>
          <table:table-cell table:style-name="ce25" office:value-type="string">
            <text:p>SmokeTest - ID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style-name="ce25" office:value-type="string">
            <text:p>Smoke/Integration/IDE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MOKE_PLF_INT_08</text:p>
          </table:table-cell>
          <table:table-cell table:style-name="ce25" office:value-type="string">
            <text:p>SmokeTest - I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style-name="ce25" office:value-type="string">
            <text:p>Smoke/Integration/IDE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office:value-type="string">
            <text:p>SMOKE_PLF_INT_09</text:p>
          </table:table-cell>
          <table:table-cell office:value-type="string">
            <text:p>SmokeTest - CMIS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office:value-type="string">
            <text:p>x</text:p>
          </table:table-cell>
          <table:table-cell/>
          <table:table-cell office:value-type="string">
            <text:p>Smoke/Integration/CMIS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MOKE_PLF_INT_09</text:p>
          </table:table-cell>
          <table:table-cell office:value-type="string">
            <text:p>SmokeTest - CMI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Smoke/Integration/CMIS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MOKE_PLF_INT_09</text:p>
          </table:table-cell>
          <table:table-cell office:value-type="string">
            <text:p>SmokeTest - CMI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Smoke/Integration/CMIS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25" office:value-type="string">
            <text:p>SNF_NAG_01</text:p>
          </table:table-cell>
          <table:table-cell table:style-name="ce25" office:value-type="string">
            <text:p>SniffTest - Verify Nag screen first start page navigation</text:p>
          </table:table-cell>
          <table:table-cell office:value-type="string">
            <text:p>High</text:p>
          </table:table-cell>
          <table:table-cell table:style-name="ce29" office:value-type="float" office:value="10">
            <text:p>10</text:p>
          </table:table-cell>
          <table:table-cell office:value-type="string">
            <text:p>x</text:p>
          </table:table-cell>
          <table:table-cell table:style-name="ce25"/>
          <table:table-cell table:style-name="ce25" office:value-type="string">
            <text:p>Portal\Trial\Registration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NAG_01</text:p>
          </table:table-cell>
          <table:table-cell table:style-name="ce25" office:value-type="string">
            <text:p>SniffTest - Verify Nag screen first start page naviga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style-name="ce25" office:value-type="string">
            <text:p>Portal\Trial\Registration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NAG_01</text:p>
          </table:table-cell>
          <table:table-cell table:style-name="ce25" office:value-type="string">
            <text:p>SniffTest - Verify Nag screen first start page navigation</text:p>
          </table:table-cell>
          <table:table-cell office:value-type="string">
            <text:p>Low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/>
          <table:table-cell table:style-name="ce25" office:value-type="string">
            <text:p>Portal\Trial\Registration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office:value-type="string">
            <text:p>SNF_TERMS_AND_CONDITION_01</text:p>
          </table:table-cell>
          <table:table-cell office:value-type="string">
            <text:p>SniffTest - Show/Hide the terms and conditions agreement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office:value-type="string">
            <text:p>Portal/terms and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TERMS_AND_CONDITION_01</text:p>
          </table:table-cell>
          <table:table-cell office:value-type="string">
            <text:p>SniffTest - Show/Hide the terms and conditions agreement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Portal/terms and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TERMS_AND_CONDITION_01</text:p>
          </table:table-cell>
          <table:table-cell office:value-type="string">
            <text:p>SniffTest - Show/Hide the terms and conditions agreement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Portal/terms and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25" office:value-type="string">
            <text:p>Smoke_KS_01</text:p>
          </table:table-cell>
          <table:table-cell table:style-name="ce25" office:value-type="string">
            <text:p>SmokeTest - Forum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office:value-type="string">
            <text:p>x</text:p>
          </table:table-cell>
          <table:table-cell table:style-name="ce25"/>
          <table:table-cell table:style-name="ce25" office:value-type="string">
            <text:p>Smoke/ks/forum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moke_KS_01</text:p>
          </table:table-cell>
          <table:table-cell table:style-name="ce25" office:value-type="string">
            <text:p>SmokeTest - Foru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style-name="ce25" office:value-type="string">
            <text:p>Smoke/ks/forum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moke_KS_01</text:p>
          </table:table-cell>
          <table:table-cell table:style-name="ce25" office:value-type="string">
            <text:p>SmokeTest - Foru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style-name="ce25" office:value-type="string">
            <text:p>Smoke/ks/forum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office:value-type="string">
            <text:p>Smoke_KS_02</text:p>
          </table:table-cell>
          <table:table-cell office:value-type="string">
            <text:p>SmokeTest - Answers</text:p>
          </table:table-cell>
          <table:table-cell table:style-name="Default" office:value-type="string">
            <text:p>High</text:p>
          </table:table-cell>
          <table:table-cell office:value-type="float" office:value="7">
            <text:p>7</text:p>
          </table:table-cell>
          <table:table-cell office:value-type="string">
            <text:p>x</text:p>
          </table:table-cell>
          <table:table-cell/>
          <table:table-cell office:value-type="string">
            <text:p>Smoke/ks/answers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moke_KS_02</text:p>
          </table:table-cell>
          <table:table-cell office:value-type="string">
            <text:p>SmokeTest - Answer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Smoke/ks/answers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moke_KS_02</text:p>
          </table:table-cell>
          <table:table-cell office:value-type="string">
            <text:p>SmokeTest - Answer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Smoke/ks/answers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25" office:value-type="string">
            <text:p>Smoke_KS_03</text:p>
          </table:table-cell>
          <table:table-cell table:style-name="ce25" office:value-type="string">
            <text:p>SmokeTest - FAQ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office:value-type="string">
            <text:p>x</text:p>
          </table:table-cell>
          <table:table-cell table:style-name="ce25"/>
          <table:table-cell table:style-name="ce25" office:value-type="string">
            <text:p>Smoke/ks/faq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moke_KS_03</text:p>
          </table:table-cell>
          <table:table-cell table:style-name="ce25" office:value-type="string">
            <text:p>SmokeTest - FAQ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style-name="ce25" office:value-type="string">
            <text:p>Smoke/ks/faq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moke_KS_03</text:p>
          </table:table-cell>
          <table:table-cell table:style-name="ce25" office:value-type="string">
            <text:p>SmokeTest - FAQ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style-name="ce25" office:value-type="string">
            <text:p>Smoke/ks/faq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office:value-type="string">
            <text:p>Smoke_KS_04</text:p>
          </table:table-cell>
          <table:table-cell office:value-type="string">
            <text:p>SmokeTest - Wiki</text:p>
          </table:table-cell>
          <table:table-cell table:style-name="Default" office:value-type="string">
            <text:p>High</text:p>
          </table:table-cell>
          <table:table-cell office:value-type="float" office:value="7">
            <text:p>7</text:p>
          </table:table-cell>
          <table:table-cell office:value-type="string">
            <text:p>x</text:p>
          </table:table-cell>
          <table:table-cell/>
          <table:table-cell office:value-type="string">
            <text:p>Smoke/ks/wiki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moke_KS_04</text:p>
          </table:table-cell>
          <table:table-cell office:value-type="string">
            <text:p>SmokeTest - Wiki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Smoke/ks/wiki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moke_KS_04</text:p>
          </table:table-cell>
          <table:table-cell office:value-type="string">
            <text:p>SmokeTest - Wiki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Smoke/ks/wiki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25" office:value-type="string">
            <text:p>Smoke_SOC_01</text:p>
          </table:table-cell>
          <table:table-cell table:style-name="ce25" office:value-type="string">
            <text:p>SmokeTests - SOC</text:p>
          </table:table-cell>
          <table:table-cell office:value-type="string">
            <text:p>High</text:p>
          </table:table-cell>
          <table:table-cell table:style-name="ce29" office:value-type="float" office:value="9">
            <text:p>9</text:p>
          </table:table-cell>
          <table:table-cell office:value-type="string">
            <text:p>x</text:p>
          </table:table-cell>
          <table:table-cell table:style-name="ce25"/>
          <table:table-cell table:style-name="ce25" office:value-type="string">
            <text:p>Smoke/Social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moke_SOC_01</text:p>
          </table:table-cell>
          <table:table-cell table:style-name="ce25" office:value-type="string">
            <text:p>SmokeTests - SOC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style-name="ce25" office:value-type="string">
            <text:p>Smoke/Social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moke_SOC_01</text:p>
          </table:table-cell>
          <table:table-cell table:style-name="ce25" office:value-type="string">
            <text:p>SmokeTests - SOC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style-name="ce25" office:value-type="string">
            <text:p>Smoke/Social</text:p>
          </table:table-cell>
          <table:table-cell table:style-name="ce25" table:number-columns-repeated="8"/>
          <table:table-cell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26">
      <number:day/>
      <number:text>-</number:text>
      <number:month number:textual="true"/>
      <number:text>-</number:text>
      <number:year/>
    </number:date-style>
    <number:date-style style:name="N127P0" style:volatile="true">
      <number:day/>
      <number:text>-</number:text>
      <number:month number:textual="true"/>
      <number:text>-</number:text>
      <number:year/>
    </number:date-style>
    <number:text-style style:name="N127">
      <number:text-content/>
      <style:map style:condition="value()&gt;=0" style:apply-style-name="N127P0"/>
    </number:text-style>
    <number:number-style style:name="N128">
      <number:number number:decimal-places="0" number:min-integer-digits="3"/>
    </number:number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number-style style:name="N173">
      <number:number number:decimal-places="1" number:min-integer-digits="1"/>
    </number:number-style>
    <number:date-style style:name="N174">
      <number:day/>
      <number:text>- </number:text>
      <number:month number:textual="true"/>
      <number:text>- </number:text>
      <number:year number:style="long"/>
    </number:date-style>
    <number:date-style style:name="N175">
      <number:day/>
      <number:text>-</number:text>
      <number:month number:textual="true"/>
      <number:text>-</number:text>
      <number:year number:style="long"/>
    </number:date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-</number:text>
      <number:number number:decimal-places="0" number:min-integer-digits="1" number:grouping="true"/>
      <style:map style:condition="value()&gt;=0" style:apply-style-name="N177P0"/>
    </number:number-style>
    <number:number-style style:name="N178">
      <number:text>UR_</number:text>
      <number:number number:decimal-places="0" number:min-integer-digits="2"/>
    </number:number-style>
    <number:date-style style:name="N179P0" style:volatile="true">
      <number:day/>
      <number:text>-</number:text>
      <number:month number:textual="true"/>
      <number:text>-</number:text>
      <number:year number:style="long"/>
    </number:date-style>
    <number:text-style style:name="N179">
      <number:text-content/>
      <style:map style:condition="value()&gt;=0" style:apply-style-name="N179P0"/>
    </number:text-style>
    <number:number-style style:name="N180">
      <number:text>GUI_</number:text>
      <number:number number:decimal-places="0" number:min-integer-digits="2"/>
    </number:number-style>
    <number:number-style style:name="N181">
      <number:text>FUN_</number:text>
      <number:number number:decimal-places="0" number:min-integer-digits="2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1" number:grouping="true"/>
    </number:number-style>
    <number:number-style style:name="N184">
      <style:text-properties fo:color="#ff0000"/>
      <number:text>¥¥-</number:text>
      <number:number number:decimal-places="0" number:min-integer-digits="1" number:grouping="true"/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5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5P0"/>
    </number:number-style>
    <number:number-style style:name="N186">
      <number:text>DATA_</number:text>
      <number:number number:decimal-places="0" number:min-integer-digits="2"/>
    </number:number-style>
    <number:number-style style:name="N187">
      <number:text>DATA_M_</number:text>
      <number:number number:decimal-places="0" number:min-integer-digits="2"/>
    </number:number-style>
    <number:percentage-style style:name="N188">
      <number:number number:decimal-places="1" number:min-integer-digits="1"/>
      <number:text>%</number:text>
    </number:percentage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8P0" style:volatile="true">
      <number:number number:decimal-places="0" number:min-integer-digits="1"/>
      <number:text> </number:text>
    </number:number-style>
    <number:number-style style:name="N198">
      <number:text>(</number:text>
      <number:number number:decimal-places="0" number:min-integer-digits="1"/>
      <number:text>)</number:text>
      <style:map style:condition="value()&gt;=0" style:apply-style-name="N198P0"/>
    </number:number-style>
    <number:number-style style:name="N200P0" style:volatile="true">
      <number:number number:decimal-places="2" number:min-integer-digits="1"/>
      <number:text> </number:text>
    </number:number-style>
    <number:number-style style:name="N200">
      <number:text>(</number:text>
      <number:number number:decimal-places="2" number:min-integer-digits="1"/>
      <number:text>)</number:text>
      <style:map style:condition="value()&gt;=0" style:apply-style-name="N200P0"/>
    </number:number-style>
    <number:date-style style:name="N201">
      <number:month number:textual="true"/>
      <number:text>-</number:text>
      <number:year number:style="long"/>
    </number:date-style>
    <number:number-style style:name="N202P0" style:volatile="true">
      <number:number number:decimal-places="2" number:min-integer-digits="1"/>
    </number:number-style>
    <number:number-style style:name="N202">
      <style:text-properties fo:color="#ff0000"/>
      <number:number number:decimal-places="2" number:min-integer-digits="1"/>
      <style:map style:condition="value()&gt;=0" style:apply-style-name="N202P0"/>
    </number:number-style>
    <number:date-style style:name="N203P0" style:volatile="true">
      <number:month/>
      <number:text>/</number:text>
      <number:day/>
      <number:text>/</number:text>
      <number:year/>
    </number:date-style>
    <number:text-style style:name="N203">
      <number:text-content/>
      <style:map style:condition="value()&gt;=0" style:apply-style-name="N203P0"/>
    </number:text-style>
    <number:number-style style:name="N204">
      <number:number number:decimal-places="0" number:min-integer-digits="4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4P0" style:volatile="true">
      <number:number number:decimal-places="0" number:min-integer-digits="1" number:grouping="true"/>
      <number:text> € </number:text>
    </number:number-style>
    <number:number-style style:name="N214P1" style:volatile="true">
      <number:text>-</number:text>
      <number:number number:decimal-places="0" number:min-integer-digits="1" number:grouping="true"/>
      <number:text> € </number:text>
    </number:number-style>
    <number:number-style style:name="N214P2" style:volatile="true">
      <number:text> - €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0" number:min-integer-digits="1" number:grouping="true"/>
      <number:text>    </number:text>
    </number:number-style>
    <number:number-style style:name="N218P1" style:volatile="true">
      <number:text>-</number:text>
      <number:number number:decimal-places="0" number:min-integer-digits="1" number:grouping="true"/>
      <number:text>    </number:text>
    </number:number-style>
    <number:number-style style:name="N218P2" style:volatile="true">
      <number:text> -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€ </number:text>
    </number:number-style>
    <number:number-style style:name="N222P1" style:volatile="true">
      <number:text>-</number:text>
      <number:number number:decimal-places="2" number:min-integer-digits="1" number:grouping="true"/>
      <number:text> € </number:text>
    </number:number-style>
    <number:number-style style:name="N222P2" style:volatile="true">
      <number:text> -</number:text>
      <number:number number:decimal-places="0" number:min-integer-digits="0"/>
      <number:text> €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number number:decimal-places="2" number:min-integer-digits="1" number:grouping="true"/>
      <number:text>    </number:text>
    </number:number-style>
    <number:number-style style:name="N226P1" style:volatile="true">
      <number:text>-</number:text>
      <number:number number:decimal-places="2" number:min-integer-digits="1" number:grouping="true"/>
      <number:text>    </number:text>
    </number:number-style>
    <number:number-style style:name="N226P2" style:volatile="true">
      <number:text> -</number:text>
      <number:number number:decimal-places="0" number:min-integer-digits="0"/>
      <number:text>   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date-style style:name="N229">
      <number:month number:style="long"/>
      <number:text>/</number:text>
      <number:day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3">08/03/2012</text:date>, <text:time>18:4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8-03T18:47:16</dc:date>
    <dc:creator>exoplatform </dc:creator>
    <meta:editing-duration>PT2H17M57S</meta:editing-duration>
    <meta:editing-cycles>19</meta:editing-cycles>
    <meta:generator>LibreOffice/3.4$Unix LibreOffice_project/340m1$Build-402</meta:generator>
    <meta:document-statistic meta:table-count="2" meta:cell-count="454" meta:object-count="0"/>
    <meta:user-defined meta:name="Info 1"/>
    <meta:user-defined meta:name="Info 2"/>
    <meta:user-defined meta:name="Info 3"/>
    <meta:user-defined meta:name="Info 4"/>
  </office:meta>
</office:document-meta>
</file>